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48B2DDEF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2.3563in" style:rel-column-width="16383*"/>
    </style:style>
    <style:style style:name="Table1.D" style:family="table-column">
      <style:table-column-properties style:column-width="2.3563in" style:rel-column-width="16386*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D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line-height="16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3" style:family="paragraph" style:parent-style-name="Standard">
      <style:paragraph-properties fo:margin-left="0in" fo:margin-right="0in" fo:line-height="165%" fo:text-align="start" style:justify-single-word="false" fo:text-indent="0in" style:auto-text-indent="false">
        <style:tab-stops/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Times New Roman"/>
    </style:style>
    <style:style style:name="T5" style:family="text">
      <style:text-properties style:font-name="Times New Roma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9" style:data-style-name="N0">9</text:variable-set>: Classifications of Matter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columns-spanned="2" office:value-type="string">
            <text:p text:style-name="P6">Pure Substances</text:p>
          </table:table-cell>
          <table:covered-table-cell/>
          <table:table-cell table:style-name="Table1.C1" table:number-columns-spanned="2" office:value-type="string">
            <text:p text:style-name="P6">Mixtures</text:p>
          </table:table-cell>
          <table:covered-table-cell/>
        </table:table-row>
        <table:table-row>
          <table:table-cell table:style-name="Table1.A2" office:value-type="string">
            <text:p text:style-name="P5">Elements</text:p>
          </table:table-cell>
          <table:table-cell table:style-name="Table1.A2" office:value-type="string">
            <text:p text:style-name="P5">Compounds and Molecules</text:p>
          </table:table-cell>
          <table:table-cell table:style-name="Table1.A2" office:value-type="string">
            <text:p text:style-name="P5">Homogeneous Mixtures</text:p>
          </table:table-cell>
          <table:table-cell table:style-name="Table1.D2" office:value-type="string">
            <text:p text:style-name="P5">Heterogeneous Mixtures</text:p>
          </table:table-cell>
        </table:table-row>
        <table:table-row>
          <table:table-cell table:style-name="Table1.A3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D3" office:value-type="string">
            <text:p text:style-name="P4"/>
          </table:table-cell>
        </table:table-row>
      </table:table>
      <text:section text:style-name="Sect1" text:name="Section1">
        <text:p text:style-name="P2"><text:soft-page-break/>A lead brick</text:p>
        <text:p text:style-name="P2">Flour</text:p>
        <text:p text:style-name="P2">A Pencil</text:p>
        <text:p text:style-name="P2">Salt Water</text:p>
        <text:p text:style-name="P2">Sugar Water</text:p>
        <text:p text:style-name="P2">Kool Aid</text:p>
        <text:p text:style-name="P2">A Gold Coin</text:p>
        <text:p text:style-name="P2">A bowl of Cereal</text:p>
        <text:p text:style-name="P2">Arsenic (a Poison)</text:p>
        <text:p text:style-name="P2">A Strawberry</text:p>
        <text:p text:style-name="P2">Glass</text:p>
        <text:p text:style-name="P2">A Fish</text:p>
        <text:p text:style-name="P2">Milk</text:p>
        <text:p text:style-name="P2">A Person</text:p>
        <text:p text:style-name="P2">Salt (NaCl)</text:p>
        <text:p text:style-name="P2">An Iron Frying Pan</text:p>
        <text:p text:style-name="P2">Laundry Detergent</text:p>
        <text:p text:style-name="P2">Candle Wax</text:p>
        <text:p text:style-name="P2">A Magnesium Ribbon</text:p>
        <text:p text:style-name="P2">Sugar</text:p>
        <text:p text:style-name="P2">A Chocolate-Chip Cookie</text:p>
        <text:p text:style-name="P2">Sprite</text:p>
        <text:p text:style-name="P2">Uranium</text:p>
        <text:p text:style-name="P2">Blood</text:p>
        <text:p text:style-name="P2">Pepsi</text:p>
        <text:p text:style-name="P2">Contact Solution (Saline)</text:p>
        <text:p text:style-name="P2">A Leaf</text:p>
        <text:p text:style-name="P2">Italian Dressing</text:p>
        <text:p text:style-name="P2">A Snowflake</text:p>
        <text:p text:style-name="P2">Toothpaste</text:p>
        <text:p text:style-name="P2">Calcium Carbonate (Often used as Chalk)</text:p>
        <text:p text:style-name="P2">A Tamale</text:p>
        <text:p text:style-name="P2">Tea</text:p>
        <text:p text:style-name="P2">Concrete</text:p>
        <text:p text:style-name="P2">Hydrogen Gas (H<text:span text:style-name="T3">2</text:span>)</text:p>
        <text:p text:style-name="P2">Distilled Water (H<text:span text:style-name="T3">2</text:span>O)</text:p>
        <text:p text:style-name="P2">Nitrous Oxide (N<text:span text:style-name="T3">2</text:span>O)</text:p>
        <text:p text:style-name="P2">Iron (Fe)</text:p>
        <text:p text:style-name="P2">A Cake</text:p>
        <text:p text:style-name="P2">Aluminum Foil</text:p>
        <text:p text:style-name="P2">Bronze (an alloy of Copper and Tin)</text:p>
        <text:p text:style-name="P2">A Raindrop</text:p>
        <text:p text:style-name="P2">Hot Chocolate</text:p>
        <text:p text:style-name="P2">Brine</text:p>
        <text:p text:style-name="P2">Mouthwash</text:p>
        <text:p text:style-name="P2">Shampoo</text:p>
        <text:p text:style-name="P2">Soap</text:p>
        <text:p text:style-name="P2">Cheese</text:p>
        <text:p text:style-name="P2">Salsa</text:p>
        <text:p text:style-name="P2">Tabasco Sauce</text:p>
        <text:p text:style-name="P2">A Cow</text:p>
        <text:p text:style-name="P2">Grape Juice</text:p>
        <text:p text:style-name="P2">Asphalt</text:p>
        <text:p text:style-name="P2">Paper</text:p>
        <text:p text:style-name="P2">The Earth</text:p>
        <text:p text:style-name="P2">The Sun</text:p>
        <text:p text:style-name="P2">Gunpowder</text:p>
        <text:p text:style-name="P2">Rust (FeO<text:span text:style-name="T3">2</text:span>)</text:p>
        <text:p text:style-name="P2">DNA</text:p>
        <text:p text:style-name="P3"><text:span text:style-name="T5">Ozone (O</text:span><text:span text:style-name="T4">3</text:span><text:span text:style-name="T5">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11in" fo:page-height="8.5in" style:num-format="1" style:print-orientation="landscape" fo:margin-top="0.65in" fo:margin-bottom="0.65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tab/><text:tab/><text:tab/><text:date style:data-style-name="N37" text:date-value="2008-09-20T20:40:57.13" text:fixed="true">09/20/08</text:date></text:p>
      </style:header>
      <style:footer>
        <text:p text:style-name="Footer">1<text:span text:style-name="T2">st</text:span> 9 Weeks<text:tab/> <text:s text:c="70"/><text:page-number text:select-page="current">2</text:page-number>/<text:page-count>2</text:page-count><text:tab/><text:tab/><text:tab/><text:tab/>Assignment <text:variable-get text:name="assignmentnumber" office:value-type="floa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09-20T20:40:57</meta:creation-date>
    <dc:creator>Jonas Williamson</dc:creator>
    <dc:date>2008-09-25T19:33:28</dc:date>
    <meta:printed-by>Jonas Williamson</meta:printed-by>
    <meta:print-date>2008-09-21T13:24:49</meta:print-date>
    <meta:editing-cycles>11</meta:editing-cycles>
    <meta:editing-duration>PT22M1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69" meta:word-count="142" meta:character-count="914"/>
  </office:meta>
</office:document-meta>
</file>